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none" fo:font-weight="normal" officeooo:rsid="001a9a1b" officeooo:paragraph-rsid="001a9a1b" style:font-weight-asian="normal" style:font-weight-complex="normal"/>
    </style:style>
    <style:style style:name="P2" style:family="paragraph" style:parent-style-name="Standard">
      <style:text-properties style:text-underline-style="none" fo:font-weight="normal" officeooo:rsid="001b5372" officeooo:paragraph-rsid="001b5372" style:font-weight-asian="normal" style:font-weight-complex="normal"/>
    </style:style>
    <style:style style:name="P3" style:family="paragraph" style:parent-style-name="Standard">
      <style:text-properties style:text-underline-style="none" fo:font-weight="normal" officeooo:rsid="001cbd79" officeooo:paragraph-rsid="001cbd79" style:font-weight-asian="normal" style:font-weight-complex="normal"/>
    </style:style>
    <style:style style:name="P4" style:family="paragraph" style:parent-style-name="Standard">
      <style:text-properties style:text-underline-style="none" fo:font-weight="normal" officeooo:rsid="001dce27" officeooo:paragraph-rsid="001dce27" style:font-weight-asian="normal" style:font-weight-complex="normal"/>
    </style:style>
    <style:style style:name="P5" style:family="paragraph" style:parent-style-name="Standard">
      <style:text-properties style:text-underline-style="none" fo:font-weight="normal" officeooo:rsid="001ed61e" officeooo:paragraph-rsid="001ed61e" style:font-weight-asian="normal" style:font-weight-complex="normal"/>
    </style:style>
    <style:style style:name="P6" style:family="paragraph" style:parent-style-name="Standard">
      <style:text-properties style:text-underline-style="none" fo:font-weight="normal" officeooo:rsid="001f9e62" officeooo:paragraph-rsid="001f9e62" style:font-weight-asian="normal" style:font-weight-complex="normal"/>
    </style:style>
    <style:style style:name="P7" style:family="paragraph" style:parent-style-name="Standard">
      <style:text-properties style:text-underline-style="none" fo:font-weight="normal" officeooo:rsid="002028e4" officeooo:paragraph-rsid="002028e4" style:font-weight-asian="normal" style:font-weight-complex="normal"/>
    </style:style>
    <style:style style:name="P8" style:family="paragraph" style:parent-style-name="Standard">
      <style:text-properties style:text-underline-style="none" fo:font-weight="normal" officeooo:rsid="002067ca" officeooo:paragraph-rsid="002067ca" style:font-weight-asian="normal" style:font-weight-complex="normal"/>
    </style:style>
    <style:style style:name="P9" style:family="paragraph" style:parent-style-name="Standard">
      <style:text-properties style:text-underline-style="solid" style:text-underline-width="auto" style:text-underline-color="font-color" officeooo:rsid="0008b393" officeooo:paragraph-rsid="001830e0"/>
    </style:style>
    <style:style style:name="P10" style:family="paragraph" style:parent-style-name="Standard">
      <style:text-properties style:text-underline-style="solid" style:text-underline-width="auto" style:text-underline-color="font-color" officeooo:rsid="0008b393" officeooo:paragraph-rsid="00183e8b"/>
    </style:style>
    <style:style style:name="P11" style:family="paragraph" style:parent-style-name="Standard">
      <style:text-properties style:text-underline-style="solid" style:text-underline-width="auto" style:text-underline-color="font-color" officeooo:rsid="00187786" officeooo:paragraph-rsid="00187786"/>
    </style:style>
    <style:style style:name="P12" style:family="paragraph" style:parent-style-name="Standard">
      <style:text-properties style:text-underline-style="solid" style:text-underline-width="auto" style:text-underline-color="font-color" officeooo:rsid="0019fb8f" officeooo:paragraph-rsid="0019fb8f"/>
    </style:style>
    <style:style style:name="P13" style:family="paragraph" style:parent-style-name="Standard">
      <style:text-properties style:text-underline-style="solid" style:text-underline-width="auto" style:text-underline-color="font-color" fo:font-weight="normal" officeooo:rsid="001dce27" officeooo:paragraph-rsid="001dce27" style:font-weight-asian="normal" style:font-weight-complex="normal"/>
    </style:style>
    <style:style style:name="P14" style:family="paragraph" style:parent-style-name="Standard">
      <style:text-properties style:text-underline-style="solid" style:text-underline-width="auto" style:text-underline-color="font-color" fo:font-weight="normal" officeooo:rsid="001ed61e" officeooo:paragraph-rsid="001ed61e" style:font-weight-asian="normal" style:font-weight-complex="normal"/>
    </style:style>
    <style:style style:name="P15" style:family="paragraph" style:parent-style-name="Standard">
      <style:text-properties style:text-underline-style="solid" style:text-underline-width="auto" style:text-underline-color="font-color" fo:font-weight="normal" officeooo:rsid="001f9e62" officeooo:paragraph-rsid="001f9e62" style:font-weight-asian="normal" style:font-weight-complex="normal"/>
    </style:style>
    <style:style style:name="P16" style:family="paragraph" style:parent-style-name="Standard">
      <style:text-properties style:text-underline-style="solid" style:text-underline-width="auto" style:text-underline-color="font-color" fo:font-weight="normal" officeooo:rsid="002067ca" officeooo:paragraph-rsid="002067ca" style:font-weight-asian="normal" style:font-weight-complex="normal"/>
    </style:style>
    <style:style style:name="T1" style:family="text">
      <style:text-properties style:text-underline-style="none"/>
    </style:style>
    <style:style style:name="T2" style:family="text">
      <style:text-properties style:text-underline-style="none" officeooo:rsid="001830e0"/>
    </style:style>
    <style:style style:name="T3" style:family="text">
      <style:text-properties style:text-underline-style="none" officeooo:rsid="00183e8b"/>
    </style:style>
    <style:style style:name="T4" style:family="text">
      <style:text-properties style:text-underline-style="none" officeooo:rsid="00187786"/>
    </style:style>
    <style:style style:name="T5" style:family="text">
      <style:text-properties style:text-underline-style="none" officeooo:rsid="00189e75"/>
    </style:style>
    <style:style style:name="T6" style:family="text">
      <style:text-properties style:text-underline-style="none" officeooo:rsid="0019fb8f"/>
    </style:style>
    <style:style style:name="T7" style:family="text">
      <style:text-properties officeooo:rsid="0019fb8f"/>
    </style:style>
    <style:style style:name="T8" style:family="text">
      <style:text-properties officeooo:rsid="001b5372"/>
    </style:style>
    <style:style style:name="T9" style:family="text">
      <style:text-properties officeooo:rsid="001cbd79"/>
    </style:style>
    <style:style style:name="T10" style:family="text">
      <style:text-properties officeooo:rsid="001dce27"/>
    </style:style>
    <style:style style:name="T11" style:family="text">
      <style:text-properties officeooo:rsid="001ed61e"/>
    </style:style>
    <style:style style:name="T12" style:family="text">
      <style:text-properties officeooo:rsid="001f9e62"/>
    </style:style>
    <style:style style:name="T13" style:family="text">
      <style:text-properties officeooo:rsid="002028e4"/>
    </style:style>
    <style:style style:name="T14" style:family="text">
      <style:text-properties officeooo:rsid="002067ca"/>
    </style:style>
    <style:style style:name="T15" style:family="text">
      <style:text-properties officeooo:rsid="0020f38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URPOSE OF PR<text:span text:style-name="T7">O</text:span>JECT</text:p>
      <text:p text:style-name="P9"><text:span text:style-name="T2"/></text:p>
      <text:p text:style-name="P10"><text:span text:style-name="T2">The aim of this project is to create an Android mobile learning Application, the app will provide a gaming experience just to make learning the language a fun experience for the users. The app target of the app will be people of all age groups who are interested in learning <text:s/></text:span><text:span text:style-name="T3">the </text:span><text:span text:style-name="T2">language. </text:span><text:span text:style-name="T3">The application will be mainly for people who are interested in speaking Isixhosa and who have a strong background in english since all the features and functions <text:s/>will be developed with english as a language of learning. </text:span></text:p>
      <text:p text:style-name="P10"><text:span text:style-name="T3"/></text:p>
      <text:p text:style-name="P10"><text:span text:style-name="T2"><text:s/></text:span><text:span text:style-name="T3">In terms of what people should expect to learn upon interacting with the app, it will be basic communication terms, from how to greet properly to forming basic but proper sentences in Isixhosa <text:s/>and learn how </text:span><text:span text:style-name="T4">to write and pron</text:span><text:span text:style-name="T5">ou</text:span><text:span text:style-name="T4">nce terms <text:s/>and name of things in Xhosa.</text:span></text:p>
      <text:p text:style-name="P10"><text:span text:style-name="T4"/></text:p>
      <text:p text:style-name="P11"><text:span text:style-name="T1">The main goal is to make the learing as fun as possible so there will be filling in words pazzles and matching words after each lesson, and the lesson will be also delivered through audio, labeled pictures and text to help with pron</text:span><text:span text:style-name="T5">un</text:span><text:span text:style-name="T1">c</text:span><text:span text:style-name="T5">iation, recognition and writing respectively. </text:span><text:span text:style-name="T6">The points to all the terms and exercise you get right will determine whether one moves on to the next level or tries again.</text:span></text:p>
      <text:p text:style-name="P11"><text:span text:style-name="T6"/></text:p>
      <text:p text:style-name="P11"><text:span text:style-name="T6"/></text:p>
      <text:p text:style-name="P12">SMART GOALS</text:p>
      <text:p text:style-name="P12"/>
      <text:p text:style-name="P1">Before we get into the features of the Application, <text:s/>we will talk about the function first and what each function does to the application, first.</text:p>
      <text:p text:style-name="P1">Register function, this function allows users to be able to give their username they wish to be registerd under and <text:s/>other necessary information for them to be able to keep the score and the level of the game even they remove and re install the app again.</text:p>
      <text:p text:style-name="P1">Sign in function, allows users to be able to sign in on the application if they want access <text:span text:style-name="T8">and their data to be stored safe.</text:span></text:p>
      <text:p text:style-name="P1"/>
      <text:p text:style-name="P2">Learning function, this function allows the user to gain knowledge and understanding about the basic concept and <text:span text:style-name="T9">each level is accessed by getting 75%+ on the exercises. So as mentioned before, the learning part of the application will include pronunciation which will include the user lesting to an audio for them to be able to pronunce the words, then reading labels where each picture will be provided with a label and you have to try and learn what those lebel mean in xhosa, then the last part grammar, where you have to understand what some statements in english mean in xhosa.</text:span></text:p>
      <text:p text:style-name="P4"/>
      <text:p text:style-name="P3">Exercise function, this is the part of the application that will test your understanding about what you have learned from the lesson trior. <text:s/><text:span text:style-name="T10">The multple choice where you have choose a term that associates to the picture is one of the ways in which this game will be testing users understanding of what they have learned, also matching english terms to Isixhosa term of the same meaning is another way, then other step is to allow the users to build sentence in isixhosa, and be able to translate english into xhosa, while also learning the spelling of the words.</text:span></text:p>
      <text:p text:style-name="P3"/>
      <text:p text:style-name="P4">The learning report will have exercise results for every level, where if the user does manage to get 75%+ can move to the next level.</text:p>
      <text:p text:style-name="P4"/>
      <text:p text:style-name="P13">GOALS</text:p>
      <text:p text:style-name="P3"/>
      <text:p text:style-name="P4">So the goal of this application is to teach people Isixhosa basic terms and concerpts, pronunciation, basic building sentence technigues and grammar, then get <text:span text:style-name="T11">a fun </text:span>exercise at the end of each level <text:span text:style-name="T11">and have get atleast 75% minimum to move to the next level.</text:span></text:p>
      <text:p text:style-name="P5"><text:soft-page-break/>The user will be awarded a learning report when they have done all the exercise and where able to achieve a first class pass (75%&gt;) at every level.</text:p>
      <text:p text:style-name="P5"/>
      <text:p text:style-name="P14">INPUTS, OUTPUTS AND PERFORMANCE</text:p>
      <text:p text:style-name="P14"/>
      <text:p text:style-name="P5">The inputs for this application include texts where you have to fill in the name of the object from the picture and complete a sentence and button clicks, where you have match words and pictures.</text:p>
      <text:p text:style-name="P5"/>
      <text:p text:style-name="P5">Then the outpus will be the <text:span text:style-name="T12">A</text:span>udios where the users have to listen to how the words are pronunced, <text:s/><text:span text:style-name="T12">Text where the users get responces to things like changing a word from english to xhosa.</text:span></text:p>
      <text:p text:style-name="P6">The finally pictures where each word the user chose will be mapped to their correct picture.</text:p>
      <text:p text:style-name="P6"/>
      <text:p text:style-name="P6">In terms of performance, just to make the game fun, to some exercises there will be high level time constraints where the users is in a race against time to find the best solution to the problem.</text:p>
      <text:p text:style-name="P6"/>
      <text:p text:style-name="P15">RESOURCES AND CONSTRAINS</text:p>
      <text:p text:style-name="P15"/>
      <text:p text:style-name="P6">The resources that will be needed for this project include, basic english books to ensure that the application does provide the best grammar and speling of the words used. Basic Isixhosa book to ensure that all the terms are used correctly and <text:span text:style-name="T13">with the correct spelling.</text:span></text:p>
      <text:p text:style-name="P6"/>
      <text:p text:style-name="P7">Then pictures will be needed as part of the visual prisentation of the project.</text:p>
      <text:p text:style-name="P7">Software application that the project will be developed from is Android studio, and some the diagrams will be drawn using an application like Draw.io <text:s/>and to test whether the application is functiong as it should we will need people who are willing to test it, the devices that we will be testing it from will also be needed and faster laptop needed for the development stage.</text:p>
      <text:p text:style-name="P7"/>
      <text:p text:style-name="P7">Constrains will include things like RAM from the laptop, so a laptop with 8GB of <text:s/>RAM is needed and also a meeting place where we can hold discussion on how far we are with the project and what is next. To get people who are willing to test the application is also a constrain, on top of that time is another constrain, there might be so much to do with very little time.</text:p>
      <text:p text:style-name="P7"/>
      <text:p text:style-name="P7">Audio pronunciation form part of the constrains on the project as so of the audios are programed in a way that enable them not to understand xhosa terms which means they audios can not pronounce them. <text:s/><text:span text:style-name="T14">Another </text:span>constrain is that the application is developed for andriod smart phones so <text:span text:style-name="T14">users who do not own an android device unfortunatly can not use this application, then final constrain is that this application can only be used by people who have a strong background in english and just want to learn Isixhosa. </text:span></text:p>
      <text:p text:style-name="P7"/>
      <text:p text:style-name="P16">FEASIBILITY</text:p>
      <text:p text:style-name="P16"/>
      <text:p text:style-name="P8">the scope does seem realistic as it has taken into account so many scenarios on how the project could fail, and with those scenarios many possible solutions where put in place. included goals are are realistic <text:span text:style-name="T15">and the resources needed are not impossible to fin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1T10:36:11.214451606</meta:creation-date>
    <meta:editing-duration>PT6M32S</meta:editing-duration>
    <meta:editing-cycles>4</meta:editing-cycles>
    <meta:generator>LibreOffice/6.4.7.2$Linux_X86_64 LibreOffice_project/40$Build-2</meta:generator>
    <dc:date>2021-08-12T20:23:03.913106928</dc:date>
    <meta:document-statistic meta:table-count="0" meta:image-count="0" meta:object-count="0" meta:page-count="2" meta:paragraph-count="27" meta:word-count="1072" meta:character-count="6032" meta:non-whitespace-character-count="4973"/>
  </office:meta>
</office:document-meta>
</file>